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style:font-name="Roboto" fo:font-size="10pt" fo:letter-spacing="normal" fo:font-style="normal" fo:font-weight="normal" officeooo:rsid="0018f023" officeooo:paragraph-rsid="0018f023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style:font-name="Roboto" fo:font-size="10pt" fo:letter-spacing="normal" fo:font-style="normal" fo:font-weight="normal" officeooo:rsid="0018f023" officeooo:paragraph-rsid="001d518f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style:font-name="Roboto" fo:font-size="10pt" fo:letter-spacing="normal" fo:font-style="normal" fo:font-weight="normal" officeooo:rsid="0018f023" officeooo:paragraph-rsid="001d7c3e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Roboto" fo:font-size="7.5pt" fo:letter-spacing="normal" fo:font-style="normal" fo:font-weight="normal" loext:padding="0cm" loext:border="none"/>
    </style:style>
    <style:style style:name="P5" style:family="paragraph" style:parent-style-name="Standard">
      <style:text-properties fo:font-size="10pt" officeooo:rsid="0018f023" officeooo:paragraph-rsid="0018f023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8f023" officeooo:paragraph-rsid="0018f023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1aa931" officeooo:paragraph-rsid="001aa931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style:text-underline-style="solid" style:text-underline-type="double" style:text-underline-width="auto" style:text-underline-color="font-color" officeooo:rsid="001f028d" officeooo:paragraph-rsid="001f028d" style:font-size-asian="10pt" style:font-size-complex="10pt"/>
    </style:style>
    <style:style style:name="P9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ize="10pt" officeooo:rsid="0018f023" officeooo:paragraph-rsid="0018f023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size="10pt" officeooo:rsid="0018f023" officeooo:paragraph-rsid="0018f023" style:font-size-asian="10pt" style:font-size-complex="10pt"/>
    </style:style>
    <style:style style:name="P11" style:family="paragraph" style:parent-style-name="Heading_20_1">
      <style:paragraph-properties fo:text-align="start" style:justify-single-word="false"/>
      <style:text-properties fo:font-variant="normal" fo:text-transform="none" style:font-name="Roboto" fo:font-size="10pt" fo:letter-spacing="normal" fo:font-style="normal" fo:font-weight="normal" officeooo:rsid="0018f023" officeooo:paragraph-rsid="0018f023" style:font-size-asian="10pt" style:font-size-complex="10pt"/>
    </style:style>
    <style:style style:name="P12" style:family="paragraph" style:parent-style-name="Heading_20_1">
      <style:paragraph-properties fo:text-align="start" style:justify-single-word="false"/>
      <style:text-properties fo:font-variant="normal" fo:text-transform="none" style:font-name="Roboto" fo:font-size="10pt" fo:letter-spacing="normal" fo:font-style="normal" fo:font-weight="normal" officeooo:rsid="0018f023" officeooo:paragraph-rsid="001d7c3e" style:font-size-asian="10pt" style:font-size-complex="10pt"/>
    </style:style>
    <style:style style:name="P13" style:family="paragraph" style:parent-style-name="Heading_20_1">
      <style:paragraph-properties fo:text-align="start" style:justify-single-word="false"/>
      <style:text-properties fo:font-variant="normal" fo:text-transform="none" style:font-name="Roboto" fo:font-size="10pt" fo:letter-spacing="normal" fo:font-style="normal" fo:font-weight="normal" officeooo:paragraph-rsid="0018f023"/>
    </style:style>
    <style:style style:name="T1" style:family="text">
      <style:text-properties fo:font-size="9pt" style:font-size-asian="7.84999990463257pt" style:font-size-complex="9pt"/>
    </style:style>
    <style:style style:name="T2" style:family="text">
      <style:text-properties fo:font-size="9pt" officeooo:rsid="00199011" style:font-size-asian="7.84999990463257pt" style:font-size-complex="9pt"/>
    </style:style>
    <style:style style:name="T3" style:family="text">
      <style:text-properties officeooo:rsid="0018f023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5">APIs : <text:span text:style-name="T1">Estudar como funcionam como <text:s/>construi-las ,oque são</text:span></text:p>
      <text:p text:style-name="P5"><text:span text:style-name="T1"/></text:p>
      <text:p text:style-name="P5"><text:span text:style-name="T1"/></text:p>
      <text:p text:style-name="P5"><text:span text:style-name="T1">MicroServices: Porcessos simples de Comunicação API http , tudo construido de forma de pequenos processos cada qual com a sua responsabilidade com essa abordagem é possível utilizar multiplas linguagens banco de dados distintos, contanto que a comunicação seja feita de forma padronizada </text:span></text:p>
      <text:p text:style-name="P5"><text:span text:style-name="T1">Usar : 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links</text:span></text:p>
      <text:p text:style-name="P5"><text:span text:style-name="T1"/></text:p>
      <text:p text:style-name="P5"><text:span text:style-name="T1">Oque são APIs</text:span></text:p>
      <text:p text:style-name="P5"><text:a xlink:type="simple" xlink:href="https://www.youtube.com/watch?v=vGuqKIRWosk" text:style-name="Internet_20_link" text:visited-style-name="Visited_20_Internet_20_Link"><text:span text:style-name="T1">https://www.youtube.com/watch?v=vGuqKIRWosk</text:span></text:a></text:p>
      <text:p text:style-name="P5"><text:span text:style-name="T1"/></text:p>
      <text:p text:style-name="P5"><text:span text:style-name="T1">Microservices</text:span></text:p>
      <text:p text:style-name="P5"><text:a xlink:type="simple" xlink:href="https://www.youtube.com/watch?v=_2bDOCTnbKc" text:style-name="Internet_20_link" text:visited-style-name="Visited_20_Internet_20_Link"><text:span text:style-name="T1">https://www.youtube.com/watch?v=_2bDOCTnbKc</text:span></text:a></text:p>
      <text:p text:style-name="P5"><text:span text:style-name="T1"/></text:p>
      <text:p text:style-name="P5"><text:span text:style-name="T1">Rest </text:span></text:p>
      <text:p text:style-name="P5"><text:a xlink:type="simple" xlink:href="https://www.youtube.com/watch?v=S7MduKwvVGk" text:style-name="Internet_20_link" text:visited-style-name="Visited_20_Internet_20_Link"><text:span text:style-name="T1"/></text:a></text:p>
      <text:p text:style-name="P5"><text:a xlink:type="simple" xlink:href="https://www.youtube.com/watch?v=S7MduKwvVGk" text:style-name="Internet_20_link" text:visited-style-name="Visited_20_Internet_20_Link"><text:span text:style-name="T1">https://www.youtube.com/watch?v=S7MduKwvVGk</text:span></text:a></text:p>
      <text:p text:style-name="P5"><text:span text:style-name="T1"/></text:p>
      <text:h text:style-name="P11" text:outline-level="1"><text:span text:style-name="T1">O que é API? REST e RESTful? aprenda com Star Wars!</text:span></text:h>
      <text:p text:style-name="P6"><text:a xlink:type="simple" xlink:href="https://www.youtube.com/watch?v=tPbK3eOJLXQ" text:style-name="Internet_20_link" text:visited-style-name="Visited_20_Internet_20_Link"><text:span text:style-name="T1">https://www.youtube.com/watch?v=tPbK3eOJLXQ</text:span></text:a></text:p>
      <text:p text:style-name="P6"><text:span text:style-name="T1"/></text:p>
      <text:h text:style-name="P11" text:outline-level="1"><text:span text:style-name="T1">REST x SOAP: entenda a diferença de uma vez por todas!</text:span></text:h>
      <text:p text:style-name="P1"><text:span text:style-name="T1"/></text:p>
      <text:p text:style-name="P1"><text:a xlink:type="simple" xlink:href="https://www.youtube.com/watch?v=YWPT2UOxbUg" text:style-name="Internet_20_link" text:visited-style-name="Visited_20_Internet_20_Link"><text:span text:style-name="T1">https://www.youtube.com/watch?v=YWPT2UOxbUg</text:span></text:a></text:p>
      <text:p text:style-name="P1"><text:span text:style-name="T1"/></text:p>
      <text:h text:style-name="P11" text:outline-level="1"><text:span text:style-name="T1">Criando um serviço RESTful com Java – </text:span><text:span text:style-name="T2">Playlist</text:span></text:h>
      <text:p text:style-name="P1"><text:a xlink:type="simple" xlink:href="https://www.youtube.com/watch?v=KXTOVbj2NEE&amp;list=PLi75dzoFwEbrKsOZsp_bVS4_dHl2sZBva" text:style-name="Internet_20_link" text:visited-style-name="Visited_20_Internet_20_Link"><text:span text:style-name="T2">https://www.youtube.com/watch?v=KXTOVbj2NEE&amp;list=PLi75dzoFwEbrKsOZsp_bVS4_dHl2sZBva</text:span></text:a></text:p>
      <text:p text:style-name="P1"><text:span text:style-name="T2"/></text:p>
      <text:h text:style-name="P12" text:outline-level="1"><text:span text:style-name="T2">Curso Spring Boot aula 01: Iniciando uma aplicação Spring Boot</text:span></text:h>
      <text:p text:style-name="P3"><text:span text:style-name="T2"/></text:p>
      <text:p text:style-name="P3"><text:a xlink:type="simple" xlink:href="https://www.youtube.com/watch?v=OHn1jLHGptw&amp;list=PL8iIphQOyG-DHLpEx1TPItqJamy08fs1D" text:style-name="Internet_20_link" text:visited-style-name="Visited_20_Internet_20_Link"><text:span text:style-name="T2">https://www.youtube.com/watch?v=OHn1jLHGptw&amp;list=PL8iIphQOyG-DHLpEx1TPItqJamy08fs1D</text:span></text:a></text:p>
      <text:h text:style-name="P12" text:outline-level="1"><text:span text:style-name="T2">O que é um Web Service RESTful</text:span></text:h>
      <text:p text:style-name="P3"><text:span text:style-name="T2"/></text:p>
      <text:p text:style-name="P3"><text:span text:style-name="T2">https://www.youtube.com/watch?v=AgkkWWDpEKY&amp;list=PL8iIphQOyG-B0cdIn3_-agWEYaEsdTVYI</text:span></text:p>
      <text:h text:style-name="P11" text:outline-level="1"><text:span text:style-name="T2">Arquitetura de Microservices</text:span></text:h>
      <text:p text:style-name="P1"><text:span text:style-name="T2">https://www.youtube.com/watch?v=zd5iI9tLKm8&amp;list=PL8iIphQOyG-AtP0pnFmHiVkINbzfcouut</text:span></text:p>
      <text:p text:style-name="P1"><text:span text:style-name="T2"/></text:p>
      <text:h text:style-name="P10" text:outline-level="1"><text:span text:style-name="T2"/></text:h>
      <text:p text:style-name="P6"><text:span text:style-name="T1"/></text:p>
      <text:h text:style-name="P11" text:outline-level="1"><text:soft-page-break/><text:span text:style-name="T1">API REST com Spring Boot - parte 1: iniciando a aplicação</text:span></text:h>
      <text:p text:style-name="P6"><text:span text:style-name="T1"/></text:p>
      <text:p text:style-name="P6"><text:span text:style-name="T1">https://www.youtube.com/watch?v=bpBRFNKg8k4&amp;list=PL8iIphQOyG-D2FP9wkg12AavzmVRWEcnJ</text:span></text:p>
      <text:p text:style-name="P6"><text:span text:style-name="T1"/></text:p>
      <text:p text:style-name="P6"><text:span text:style-name="T1"/></text:p>
      <text:h text:style-name="P11" text:outline-level="1"><text:span text:style-name="T1">Java 8 - Interfaces Funcionais</text:span></text:h>
      <text:p text:style-name="P6"><text:span text:style-name="T1"/></text:p>
      <text:p text:style-name="P6"><text:a xlink:type="simple" xlink:href="https://www.youtube.com/watch?v=GddwSRSjzbs&amp;list=PL8iIphQOyG-D3Jm8Fg5YlUPxCfL1JK9jf" text:style-name="Internet_20_link" text:visited-style-name="Visited_20_Internet_20_Link"><text:span text:style-name="T1">https://www.youtube.com/watch?v=GddwSRSjzbs&amp;list=PL8iIphQOyG-D3Jm8Fg5YlUPxCfL1JK9jf</text:span></text:a></text:p>
      <text:p text:style-name="P6"><text:span text:style-name="T1"/></text:p>
      <text:p text:style-name="P6"><text:span text:style-name="T1"/></text:p>
      <text:h text:style-name="P11" text:outline-level="1"><text:span text:style-name="T1">Funções Anônimas (Lambda Functions) // Dicionário do Programador</text:span></text:h>
      <text:p text:style-name="P6"><text:span text:style-name="T1"/></text:p>
      <text:p text:style-name="P6"><text:a xlink:type="simple" xlink:href="https://www.youtube.com/watch?v=lEo4bN-2ysQ" text:style-name="Internet_20_link" text:visited-style-name="Visited_20_Internet_20_Link"><text:span text:style-name="T1">https://www.youtube.com/watch?v=lEo4bN-2ysQ</text:span></text:a></text:p>
      <text:p text:style-name="P6"><text:span text:style-name="T1"/></text:p>
      <text:h text:style-name="P11" text:outline-level="1"><text:span text:style-name="T1">Java 8 - Lambdas</text:span></text:h>
      <text:p text:style-name="P6"><text:span text:style-name="T1"/></text:p>
      <text:p text:style-name="P6"><text:a xlink:type="simple" xlink:href="https://www.youtube.com/watch?v=mmFMV-5Q_2E" text:style-name="Internet_20_link" text:visited-style-name="Visited_20_Internet_20_Link"><text:span text:style-name="T1">https://www.youtube.com/watch?v=mmFMV-5Q_2E</text:span></text:a></text:p>
      <text:p text:style-name="P6"><text:span text:style-name="T1"/></text:p>
      <text:p text:style-name="P6"><text:span text:style-name="T1"/></text:p>
      <text:h text:style-name="P13" text:outline-level="1"><text:span text:style-name="T3">Curso de Java 44: Orientação a Objetos: Interfaces</text:span></text:h>
      <text:p text:style-name="P6"/>
      <text:p text:style-name="P6"><text:a xlink:type="simple" xlink:href="https://www.youtube.com/watch?v=6uLLfRNgRA4" text:style-name="Internet_20_link" text:visited-style-name="Visited_20_Internet_20_Link"><text:span text:style-name="T1">https://www.youtube.com/watch?v=6uLLfRNgRA4</text:span></text:a></text:p>
      <text:p text:style-name="P6"><text:span text:style-name="T1"/></text:p>
      <text:p text:style-name="P7"><text:span text:style-name="T1">Hash maps</text:span></text:p>
      <text:p text:style-name="P7"><text:span text:style-name="T1"/></text:p>
      <text:p text:style-name="P6"><text:a xlink:type="simple" xlink:href="https://www.youtube.com/watch?v=xxanmqG4z4Q" text:style-name="Internet_20_link" text:visited-style-name="Visited_20_Internet_20_Link"><text:span text:style-name="T1">https://www.youtube.com/watch?v=xxanmqG4z4Q</text:span></text:a></text:p>
      <text:p text:style-name="P6"><text:span text:style-name="T1"/></text:p>
      <text:p text:style-name="P6"><text:span text:style-name="T1"/></text:p>
      <text:p text:style-name="P7"><text:span text:style-name="T1">Array list vetorAprimorado</text:span></text:p>
      <text:p text:style-name="P6"><text:a xlink:type="simple" xlink:href="https://www.youtube.com/watch?v=6BxJrydcOk8" text:style-name="Internet_20_link" text:visited-style-name="Visited_20_Internet_20_Link"><text:span text:style-name="T1">https://www.youtube.com/watch?v=6BxJrydcOk8</text:span></text:a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Já viu de Java Web JPA (persistencia BD), JPS, servlets, MVC</text:span></text:p>
      <text:p text:style-name="P6"><text:span text:style-name="T1"/></text:p>
      <text:p text:style-name="P6"><text:span text:style-name="T1">=== JAVA WEB CONTINUAÇÃO ===</text:span></text:p>
      <text:p text:style-name="P6"><text:span text:style-name="T1"/></text:p>
      <text:p text:style-name="P6"><text:span text:style-name="T1">O que é API?</text:span></text:p>
      <text:p text:style-name="P6"><text:span text:style-name="T1">https://www.youtube.com/watch?v=vGuqKIRWosk</text:span></text:p>
      <text:p text:style-name="P6"><text:span text:style-name="T1"/></text:p>
      <text:p text:style-name="P6"><text:span text:style-name="T1">O que são microservices?</text:span></text:p>
      <text:p text:style-name="P6"><text:span text:style-name="T1">https://www.youtube.com/watch?v=_2bDOCTnbKc</text:span></text:p>
      <text:p text:style-name="P6"><text:span text:style-name="T1"/></text:p>
      <text:p text:style-name="P6"><text:span text:style-name="T1">O que é REST?</text:span></text:p>
      <text:p text:style-name="P6"><text:span text:style-name="T1">https://www.youtube.com/watch?v=S7MduKwvVGk</text:span></text:p>
      <text:p text:style-name="P6"><text:span text:style-name="T1"/></text:p>
      <text:p text:style-name="P6"><text:span text:style-name="T1">O que é API? REST e RESTful?</text:span></text:p>
      <text:p text:style-name="P6"><text:span text:style-name="T1">https://www.youtube.com/watch?v=tPbK3eOJLXQ</text:span></text:p>
      <text:p text:style-name="P6"><text:span text:style-name="T1"/></text:p>
      <text:p text:style-name="P6"><text:span text:style-name="T1">REST x SOAP: entenda a diferença de uma vez por todas!</text:span></text:p>
      <text:p text:style-name="P6"><text:span text:style-name="T1">https://www.youtube.com/watch?v=YWPT2UOxbUg</text:span></text:p>
      <text:p text:style-name="P6"><text:span text:style-name="T1"/></text:p>
      <text:p text:style-name="P6"><text:span text:style-name="T1">Explicação de microserviços</text:span></text:p>
      <text:p text:style-name="P6"><text:span text:style-name="T1">https://www.youtube.com/watch?v=zd5iI9tLKm8&amp;list=PL8iIphQOyG-AtP0pnFmHiVkINbzfcouut</text:span></text:p>
      <text:p text:style-name="P6"><text:span text:style-name="T1"/></text:p>
      <text:p text:style-name="P6"><text:span text:style-name="T1">======= ESCOLHA ENTRE ESSES QUAL VAI FAZER: ====================</text:span></text:p>
      <text:p text:style-name="P6"><text:span text:style-name="T1"/></text:p>
      <text:p text:style-name="P6"><text:span text:style-name="T1">MINI CURSO RESTFUL DE 1 hora</text:span></text:p>
      <text:p text:style-name="P6"><text:span text:style-name="T1">https://www.youtube.com/watch?v=AgkkWWDpEKY&amp;list=PL8iIphQOyG-B0cdIn3_-agWEYaEsdTVYI</text:span></text:p>
      <text:p text:style-name="P6"><text:span text:style-name="T1"/></text:p>
      <text:p text:style-name="P6"><text:span text:style-name="T1">CURSO DE RESTFUL DE 1 HORA E 11 MIN</text:span></text:p>
      <text:p text:style-name="P6"><text:soft-page-break/><text:span text:style-name="T1">https://www.youtube.com/watch?v=KXTOVbj2NEE&amp;list=PLi75dzoFwEbrKsOZsp_bVS4_dHl2sZBva</text:span></text:p>
      <text:p text:style-name="P9"><text:span text:style-name="T1"/></text:p>
      <text:p text:style-name="P6"><text:span text:style-name="T1"/></text:p>
      <text:p text:style-name="P6"><text:span text:style-name="T1">Mas tem isso aqui em web também:</text:span></text:p>
      <text:p text:style-name="P6"><text:span text:style-name="T1"/></text:p>
      <text:p text:style-name="P6"><text:span text:style-name="T1">O QUE É LAMBDA?</text:span></text:p>
      <text:p text:style-name="P6"><text:span text:style-name="T1">https://www.youtube.com/watch?v=lEo4bN-2ysQ</text:span></text:p>
      <text:p text:style-name="P6"><text:span text:style-name="T1"/></text:p>
      <text:p text:style-name="P6"><text:span text:style-name="T1">CURSO DE JAVA 8 DE 1 HORA E 12 MIN</text:span></text:p>
      <text:p text:style-name="P6"><text:span text:style-name="T1">https://www.youtube.com/watch?v=GddwSRSjzbs&amp;list=PL8iIphQOyG-D3Jm8Fg5YlUPxCfL1JK9jf</text:span></text:p>
      <text:p text:style-name="P6"><text:span text:style-name="T1"/></text:p>
      <text:p text:style-name="P6"><text:span text:style-name="T1">Algumas outras explicações Orientação Objetos:</text:span></text:p>
      <text:p text:style-name="P6"><text:span text:style-name="T1">https://www.youtube.com/watch?v=6uLLfRNgRA4</text:span></text:p>
      <text:p text:style-name="P6"><text:span text:style-name="T1">https://www.youtube.com/watch?v=6BxJrydcOk8</text:span></text:p>
      <text:p text:style-name="P6"><text:span text:style-name="T1">https://www.youtube.com/watch?v=POEf8DKZWds</text:span></text:p>
      <text:p text:style-name="P6"><text:span text:style-name="T1">https://www.youtube.com/watch?v=h-R4mWzmRKc</text:span></text:p>
      <text:p text:style-name="P6"><text:span text:style-name="T1"/></text:p>
      <text:p text:style-name="P6"><text:span text:style-name="T1">CURSO DE 2 HORAS DE SWING</text:span></text:p>
      <text:p text:style-name="P6"><text:span text:style-name="T1">https://www.youtube.com/watch?v=w7EQDB7m9tc</text:span></text:p>
      <text:p text:style-name="P6"><text:span text:style-name="T1">https://www.youtube.com/watch?v=Wo8QMwywTXI</text:span></text:p>
      <text:p text:style-name="P6"><text:span text:style-name="T1">https://www.youtube.com/watch?v=Y9v5NsGFJ_o</text:span></text:p>
      <text:p text:style-name="P6"><text:a xlink:type="simple" xlink:href="https://www.youtube.com/watch?v=ZLnIOBUcCsw" text:style-name="Internet_20_link" text:visited-style-name="Visited_20_Internet_20_Link"><text:span text:style-name="T1">https://www.youtube.com/watch?v=ZLnIOBUcCsw</text:span></text:a></text:p>
      <text:p text:style-name="P6"><text:span text:style-name="T1"/></text:p>
      <text:p text:style-name="P6"><text:span text:style-name="T1"/></text:p>
      <text:p text:style-name="P8"><text:span text:style-name="T1">Debugar </text:span></text:p>
      <text:p text:style-name="P8"><text:span text:style-name="T1">https://www.youtube.com/watch?v=kbzzlKfjR8k</text:span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11:19:55.077000000</meta:creation-date>
    <dc:date>2021-03-17T14:22:03.813000000</dc:date>
    <meta:editing-duration>PT40M30S</meta:editing-duration>
    <meta:editing-cycles>2</meta:editing-cycles>
    <meta:generator>LibreOffice/6.1.1.2$Windows_X86_64 LibreOffice_project/5d19a1bfa650b796764388cd8b33a5af1f5baa1b</meta:generator>
    <meta:document-statistic meta:table-count="0" meta:image-count="0" meta:object-count="0" meta:page-count="3" meta:paragraph-count="72" meta:word-count="289" meta:character-count="3350" meta:non-whitespace-character-count="3127"/>
  </office:meta>
</office:document-meta>
</file>